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size="20pt" fo:font-style="italic" style:font-size-asian="20pt" style:font-style-asian="italic" style:font-size-complex="20pt" style:font-style-complex="italic"/>
    </style:style>
    <style:style style:name="P6" style:family="paragraph" style:parent-style-name="Standard" style:list-style-name="Numbering_20_123"/>
    <style:style style:name="P7" style:family="paragraph" style:parent-style-name="Standard" style:list-style-name="Numbering_20_123">
      <style:text-properties officeooo:paragraph-rsid="001a4650"/>
    </style:style>
    <style:style style:name="P8" style:family="paragraph" style:parent-style-name="Standard" style:list-style-name="List_20_1"/>
    <style:style style:name="P9" style:family="paragraph" style:parent-style-name="Standard" style:list-style-name="List_20_1">
      <style:text-properties officeooo:paragraph-rsid="001a4650"/>
    </style:style>
    <style:style style:name="P10" style:family="paragraph" style:parent-style-name="Standard">
      <style:text-properties officeooo:paragraph-rsid="001a4650"/>
    </style:style>
    <style:style style:name="P11" style:family="paragraph" style:parent-style-name="Standard">
      <style:text-properties officeooo:rsid="001a4650" officeooo:paragraph-rsid="001a4650"/>
    </style:style>
    <style:style style:name="T1" style:family="text">
      <style:text-properties officeooo:rsid="001a465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b7dc8"/>
    </style:style>
    <style:style style:name="T5" style:family="text">
      <style:text-properties officeooo:rsid="001d63ad"/>
    </style:style>
    <style:style style:name="T6" style:family="text">
      <style:text-properties fo:font-style="normal" style:font-style-asian="normal" style:font-style-complex="normal"/>
    </style:style>
    <style:style style:name="T7" style:family="text">
      <style:text-properties fo:font-style="normal" officeooo:rsid="001d63ad"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__________________________________________________________________________________</text:p>
      <text:p text:style-name="P5"/>
      <text:p text:style-name="P4">Conway’s Game of Life</text:p>
      <text:p text:style-name="P3">Report: Phase <text:span text:style-name="T6">I</text:span><text:span text:style-name="T7">I</text:span></text:p>
      <text:p text:style-name="Standard"/>
      <text:p text:style-name="Standard"/>
      <text:p text:style-name="P1">60376 <text:s/>| <text:s/>Huzaifa Hassan</text:p>
      <text:p text:style-name="Standard"><text:span text:style-name="T3">64434 <text:s/></text:span><text:span text:style-name="T2">| <text:s/></text:span>M Bilal Ansari </text:p>
      <text:p text:style-name="Standard"/>
      <text:p text:style-name="Standard">__________________________________________________________________________________</text:p>
      <text:p text:style-name="Standard"/>
      <text:p text:style-name="P1">Approach:</text:p>
      <text:p text:style-name="Standard">It was quite difficult to understand the logic of Conway’s Game of Life at first but following through websites telling about the concept on which game was made it gets a lot easier to understand the basic logic.</text:p>
      <text:p text:style-name="Standard">The games evolution is already determined by its initial state as it follows the same pattern on the grid with movement of down and right. It can be descried as no players game as it does not requires more interaction with player as it takes not input after the first run. It destroys itself and creates a new pattern and this carries on million generations. The most amazing thing about destroying and generating is it helps to control the population and make more possibilities. </text:p>
      <text:p text:style-name="Standard"/>
      <text:p text:style-name="Standard">On the initial basis it is necessary to understand the few basic rules </text:p>
      <text:p text:style-name="Standard"/>
      <text:list xml:id="list2672856966" text:style-name="Numbering_20_123">
        <text:list-item>
          <text:p text:style-name="P6">It consist of square and spaces refereed as cells. <text:s/>A square shows life and death as if square is on then it will be called as life and if there is a space then it will be called as death.</text:p>
        </text:list-item>
        <text:list-item>
          <text:p text:style-name="P6">Every cell has in total of eight neighbors: horizontal, vertical or diagonal adjacent. </text:p>
        </text:list-item>
        <text:list-item>
          <text:p text:style-name="P6">If a cell has no neighbor alive it dies, if it has one neighbor alive it will die too or if a cell has more than three life neighbors dies.</text:p>
        </text:list-item>
        <text:list-item>
          <text:p text:style-name="P6"><text:span text:style-name="T1">I</text:span>f cell has 2 neighbors alive then it stays alive. If a cell has 3 neighbors it will be born.</text:p>
        </text:list-item>
      </text:list>
      <text:p text:style-name="Standard"/>
      <text:p text:style-name="Standard"/>
      <text:p text:style-name="Standard"/>
      <text:p text:style-name="P1">Problem 1:</text:p>
      <text:p text:style-name="Standard">The most basic problem was understanding the game itself as it’s generation of pattern were difficult but by following the rules made easier to understand and code. As it an be seen in the algorithm if and else statements are used to make it follow the rules.</text:p>
      <text:p text:style-name="Standard"/>
      <text:p text:style-name="Standard"><text:span text:style-name="T2">Problem 2</text:span>: </text:p>
      <text:p text:style-name="Standard">It was very difficult to relate past and future possibilities as it all works on the basis of initial representation of life cells. Calculation of grid was unknown as possibilities were unknown. So we used arrays to make our work easier.</text:p>
      <text:p text:style-name="Standard"/>
      <text:p text:style-name="Standard"/>
      <text:p text:style-name="Standard"><text:span text:style-name="T2"/></text:p>
      <text:p text:style-name="Standard"><text:span text:style-name="T2"/></text:p>
      <text:p text:style-name="Standard"><text:span text:style-name="T2"/></text:p>
      <text:p text:style-name="Standard"><text:span text:style-name="T2">Algorithm:</text:span> </text:p>
      <text:p text:style-name="Standard"><text:soft-page-break/>On the initial of coding after including libraries initialization of variables are done.</text:p>
      <text:p text:style-name="P11">Two arrays are used:</text:p>
      <text:list xml:id="list55316757928850" text:continue-numbering="true" text:style-name="Numbering_20_123">
        <text:list-header>
          <text:p text:style-name="P7"><text:span text:style-name="T1">1. For making Grid.</text:span></text:p>
          <text:p text:style-name="P7"><text:span text:style-name="T1">2. For future possibilities. </text:span></text:p>
        </text:list-header>
      </text:list>
      <text:p text:style-name="Standard"/>
      <text:p text:style-name="Standard">A function nextGeneration is created to control live and dead cells. </text:p>
      <text:p text:style-name="Standard">This function included for loops to find numbers of neighbors.</text:p>
      <text:p text:style-name="Standard">If else statements are used for bounding the game in rules.</text:p>
      <text:p text:style-name="Standard">At least of this function a for loop is used to count numbers of generations.</text:p>
      <text:p text:style-name="Standard">In main:</text:p>
      <text:p text:style-name="P10"><text:span text:style-name="T1">Thread is used to improve performance as it <text:s/></text:span><text:span text:style-name="T4">define separate parts of program </text:span></text:p>
      <text:p text:style-name="Standard">Input in included, and time management is done.</text:p>
      <text:p text:style-name="Standard">Filling of an array with future possibilities are done.</text:p>
      <text:p text:style-name="Standard">Which is displayed on the grid and at the end program results and its execution are shown with it’s average time taken by each generation are mentioned with the the total time taken by 50 generations.</text:p>
      <text:p text:style-name="Standard"/>
      <text:p text:style-name="Standard"/>
      <text:p text:style-name="P1">References:</text:p>
      <text:list xml:id="list58689486" text:style-name="List_20_1">
        <text:list-item>
          <text:p text:style-name="P8">The most helpful part was played by numerous explanation which were yield out of Youtube.com in order to understand game and it’s logic.</text:p>
        </text:list-item>
        <text:list-item>
          <text:p text:style-name="P8">Rosetacode.org for understand logical part of program.</text:p>
        </text:list-item>
        <text:list-item>
          <text:p text:style-name="P8">Geeksforgeeks and stackoverflow to get a bit idea of coding.</text:p>
        </text:list-item>
        <text:list-item>
          <text:p text:style-name="P9">At last <text:a xlink:type="simple" xlink:href="https://github.com/HuzaifaHassan/OS-PRoject-Conwoys-Game-of-Life" text:style-name="Internet_20_link" text:visited-style-name="Visited_20_Internet_20_Link">https://github.com/HuzaifaHassan/OS-PRoject-Conwoys-Game-of-Life</text:a> for showing our efforts.</text:p>
        </text:list-item>
      </text:list>
      <text:p text:style-name="Standard"><text:s text:c="6"/></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0T05:37:10.925936408</meta:creation-date>
    <dc:date>2020-07-30T05:53:14.230797476</dc:date>
    <meta:editing-duration>PT2M40S</meta:editing-duration>
    <meta:editing-cycles>3</meta:editing-cycles>
    <meta:generator>LibreOffice/6.4.4.2$Linux_X86_64 LibreOffice_project/40$Build-2</meta:generator>
    <meta:document-statistic meta:table-count="0" meta:image-count="0" meta:object-count="0" meta:page-count="2" meta:paragraph-count="38" meta:word-count="546" meta:character-count="3245" meta:non-whitespace-character-count="2723"/>
  </office:meta>
</office:document-meta>
</file>